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ildXmlWebApplicationContext.ChildXmlWeb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hildXmlWebApplicationContext.getResourceByPath( String path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hildXmlWebApplicationContext.setBaseUrl( String ur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hildXmlWebApplicationContext.getBase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XmlWebApplicationContext.loadBeanDefinitions( XmlBeanDefinitionReader re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hildXmlWebApplicationContext.getDefaultConfigLo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XmlWebApplicationContext.setBeanDefinition( String bean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XmlWebApplicationContext.getBean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XmlWebApplicationContext.ChildXmlWebApplicationContext( String url , String root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